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UnicodeMS" svg:font-family="ArialUnicodeM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, 'Times New Roman PS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Lodia" style:font-family-generic="roman" style:font-pitch="variable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2" fo:font-size="12pt" fo:language="zxx" fo:country="none" fo:font-style="italic" style:font-name-asian="Andale Sans UI" style:font-size-asian="12pt" style:language-asian="zxx" style:country-asian="none" style:font-style-asian="italic" style:font-name-complex="Times New Roman2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2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2" fo:font-size="12pt" fo:language="zxx" fo:country="none" fo:font-style="italic" style:font-name-asian="Andale Sans UI" style:font-size-asian="12pt" style:language-asian="zxx" style:country-asian="none" style:font-style-asian="italic" style:font-name-complex="Times New Roman2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2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1" fo:font-size="11.5pt" fo:language="none" fo:country="none" fo:font-style="italic" style:font-name-asian="Times New Roman1" style:font-size-asian="11.5pt" style:language-asian="none" style:country-asian="none" style:font-style-asian="italic" style:font-name-complex="Times New Roman1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2" fo:font-size="12pt" fo:language="none" fo:country="none" fo:font-style="italic" style:font-name-asian="Andale Sans UI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2" fo:font-size="12pt" fo:language="none" fo:country="none" fo:font-style="italic" style:font-name-asian="Andale Sans UI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2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2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Times New Roman2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1" style:family="table-cell" style:parent-style-name="Default"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53" style:family="table-cell" style:parent-style-name="Default">
      <style:text-properties style:use-window-font-color="true" style:font-name="Times New Roman2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2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2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62" style:family="table-cell" style:parent-style-name="Default">
      <style:text-properties style:use-window-font-color="true" style:font-name="Times New Roman2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2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2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2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2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Times New Roman2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2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2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style:font-name-asian="Segoe UI" style:font-size-asian="12pt" style:language-asian="none" style:country-asian="none" style:font-name-complex="Times New Roman2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1" style:family="table-cell" style:parent-style-name="Default">
      <style:text-properties style:font-name="Times New Roman2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2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es" fo:country="ES" style:font-size-asian="12pt" style:font-name-complex="Lucida Sans" style:font-size-complex="12pt"/>
    </style:style>
    <style:style style:name="T1" style:family="text">
      <style:text-properties style:font-name="Times New Roman2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2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2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2" fo:font-size="12pt" style:font-name-asian="Times New Roman" style:font-name-complex="Times New Roman" style:font-size-asian="12pt" style:font-size-complex="12pt"/>
    </style:style>
    <style:style style:name="T8" style:family="text">
      <style:text-properties style:font-name="Times New Roman2" fo:font-size="12pt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fo:color="#000000" style:font-name="Times New Roman2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style:font-name="Times New Roman2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2" fo:font-size="12pt" style:font-size-asian="12pt" style:font-size-complex="12pt"/>
    </style:style>
    <style:style style:name="T15" style:family="text">
      <style:text-properties style:font-name="Times New Roman2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2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2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2" fo:font-size="12pt" fo:font-weight="bold" fo:font-style="italic" fo:language="zxx" fo:country="none" style:language-asian="zxx" style:country-asian="none" style:language-complex="zxx" style:country-complex="none" style:font-name-complex="Times New Roman2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2" fo:font-size="12pt" fo:font-style="italic" fo:language="zxx" fo:country="none" style:language-asian="zxx" style:country-asian="none" style:language-complex="zxx" style:country-complex="none" style:font-name-complex="Times New Roman2" style:font-style-asian="italic" style:font-style-complex="italic" style:use-window-font-color="true"/>
    </style:style>
    <style:style style:name="T21" style:family="text">
      <style:text-properties style:letter-kerning="true" style:font-name="Times New Roman2" fo:font-size="12pt" fo:font-weight="bold" fo:font-style="italic" fo:language="zxx" fo:country="none" style:language-asian="zxx" style:country-asian="none" style:language-complex="zxx" style:country-complex="none" style:font-name-complex="Times New Roman2" style:font-weight-asian="bold" style:font-weight-complex="bold" style:font-style-asian="italic" style:font-style-complex="italic"/>
    </style:style>
    <style:style style:name="T22" style:family="text">
      <style:text-properties style:font-name="Times New Roman2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2" style:font-weight-asian="bold" style:font-weight-complex="bold" style:font-style-asian="italic" style:font-style-complex="italic"/>
    </style:style>
    <style:style style:name="T23" style:family="text">
      <style:text-properties style:font-name="Times New Roman2" fo:font-size="12pt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2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2" style:font-style-asian="italic" style:font-style-complex="italic"/>
    </style:style>
    <style:style style:name="T27" style:family="text">
      <style:text-properties style:font-name="Times New Roman2" fo:font-size="12pt" fo:font-style="italic" style:letter-kerning="true" fo:language="zxx" fo:country="none" style:language-asian="zxx" style:country-asian="none" style:language-complex="zxx" style:country-complex="none" style:font-name-complex="Times New Roman2" style:font-size-asian="12pt" style:font-size-complex="12pt" style:font-style-asian="italic" style:font-style-complex="italic"/>
    </style:style>
    <style:style style:name="T28" style:family="text">
      <style:text-properties style:font-name="Times New Roman2" fo:font-size="12pt" fo:font-style="italic" style:letter-kerning="true" fo:language="zxx" fo:country="none" style:language-asian="zxx" style:country-asian="none" style:language-complex="zxx" style:country-complex="none" style:font-name-complex="Times New Roman2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2" fo:font-size="12pt" fo:font-style="italic" style:letter-kerning="true" fo:language="zxx" fo:country="none" style:language-asian="zxx" style:country-asian="none" style:language-complex="zxx" style:country-complex="none" style:font-name-complex="Times New Roman2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"/>
    </style:style>
    <style:style style:name="T31" style:family="text">
      <style:text-properties style:font-name="Times New Roman"/>
    </style:style>
    <style:style style:name="T32" style:family="text">
      <style:text-properties style:letter-kerning="true" style:font-name="Times New Roman2" fo:font-size="12pt" fo:font-style="italic" fo:language="zxx" fo:country="none" style:language-asian="zxx" style:country-asian="none" style:language-complex="zxx" style:country-complex="none" style:font-name-complex="Times New Roman2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2" style:font-weight-asian="normal" style:font-weight-complex="normal" style:font-style-asian="italic" style:font-style-complex="italic"/>
    </style:style>
    <style:style style:name="T34" style:family="text">
      <style:text-properties style:font-name="Times New Roman2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2"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36" style:family="text">
      <style:text-properties style:font-name="Times New Roman2" fo:font-size="12pt" fo:font-style="italic" style:font-size-asian="12pt" style:font-size-complex="12pt" style:font-style-asian="italic" style:font-style-complex="italic" style:font-name-asian="Times New Roman" style:font-name-complex="Times New Roman"/>
    </style:style>
    <style:style style:name="T37" style:family="text">
      <style:text-properties style:font-name="Times New Roman2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2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2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2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2" fo:font-size="12pt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2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2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2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2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2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2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" fo:font-weight="bold" style:font-weight-asian="bold" style:font-weight-complex="bold"/>
    </style:style>
    <style:style style:name="T48" style:family="text">
      <style:text-properties style:font-name="Times New Roman2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/>
    </style:style>
    <style:style style:name="T49" style:family="text">
      <style:text-properties style:font-name="Times New Roman2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2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2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2" style:font-style-asian="italic" style:font-style-complex="italic" style:use-window-font-color="true"/>
    </style:style>
    <style:style style:name="T53" style:family="text">
      <style:text-properties fo:font-weight="bold" fo:font-style="italic" style:font-weight-asian="bold" style:font-weight-complex="bold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57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58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9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0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1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2" style:family="text">
      <style:text-properties fo:color="#000000"/>
    </style:style>
    <style:style style:name="T63" style:family="text">
      <style:text-properties fo:color="#000000" fo:font-weight="bold" style:font-weight-asian="bold" style:font-weight-complex="bold"/>
    </style:style>
    <style:style style:name="T64" style:family="text">
      <style:text-properties fo:color="#000000" style:font-name-asian="Times New Roman4" style:font-name-complex="Times New Roman4"/>
    </style:style>
    <style:style style:name="T65" style:family="text">
      <style:text-properties fo:color="#000000" style:font-name-asian="Times New Roman4" style:font-name-complex="Times New Roman4" fo:font-weight="bold" style:font-weight-asian="bold" style:font-weight-complex="bold"/>
    </style:style>
    <style:style style:name="T66" style:family="text">
      <style:text-properties fo:color="#000000" style:font-name="Times New Roman2" fo:font-size="12pt" fo:font-style="italic" style:font-size-asian="12pt" style:font-size-complex="12pt" style:font-style-asian="italic" style:font-style-complex="italic"/>
    </style:style>
    <style:style style:name="T67" style:family="text">
      <style:text-properties fo:color="#000000" style:font-name="Times New Roman2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68" style:family="text">
      <style:text-properties fo:color="#000000" fo:font-weight="bold" style:text-underline-style="none" style:text-underline-color="font-color" style:text-line-through-type="none" style:font-name-asian="Times New Roman4" style:font-name-complex="Times New Roman4" style:font-weight-asian="bold" style:font-weight-complex="bold"/>
    </style:style>
    <style:style style:name="T69" style:family="text">
      <style:text-properties fo:color="#000000" style:text-underline-style="none" style:text-underline-color="font-color" style:text-line-through-type="none" style:font-name-asian="Times New Roman4" style:font-name-complex="Times New Roman4"/>
    </style:style>
    <style:style style:name="T70" style:family="text">
      <style:text-properties style:font-name="Times New Roman2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1" style:family="text">
      <style:text-properties style:font-name="Times New Roman2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4" style:font-name-complex="Times New Roman4"/>
    </style:style>
    <style:style style:name="T72" style:family="text">
      <style:text-properties fo:color="#000000" fo:font-weight="bold" style:font-name-asian="Times New Roman4" style:font-name-complex="Times New Roman4" style:font-weight-asian="bold" style:font-weight-complex="bold"/>
    </style:style>
    <style:style style:name="T73" style:family="text">
      <style:text-properties fo:color="#000000" style:font-name="Times New Roman2" fo:font-size="12pt" fo:font-weight="bold" fo:font-style="italic" style:font-name-asian="Times New Roman4" style:font-name-complex="Times New Roman4" style:font-size-asian="12pt" style:font-size-complex="12pt" style:font-weight-asian="bold" style:font-weight-complex="bold" style:font-style-asian="italic" style:font-style-complex="italic"/>
    </style:style>
    <style:style style:name="T74" style:family="text">
      <style:text-properties fo:color="#000000" style:font-name="Times New Roman2" fo:font-size="12pt" fo:font-style="italic" style:font-name-asian="Times New Roman4" style:font-name-complex="Times New Roman4" style:font-size-asian="12pt" style:font-size-complex="12pt" style:font-style-asian="italic" style:font-style-complex="italic"/>
    </style:style>
    <style:style style:name="T75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4" style:font-name-complex="Times New Roman4"/>
    </style:style>
    <style:style style:name="T76" style:family="text">
      <style:text-properties fo:color="#000000" style:text-underline-style="none" style:text-underline-color="font-color" style:text-line-through-type="none" style:font-name-asian="Times New Roman4" style:font-name-complex="Times New Roman4" fo:font-weight="bold" style:font-weight-asian="bold" style:font-weight-complex="bold"/>
    </style:style>
    <style:style style:name="T77" style:family="text">
      <style:text-properties fo:color="#000000" fo:font-weight="normal" style:font-name-asian="Times New Roman4" style:font-name-complex="Times New Roman4" style:font-weight-asian="normal" style:font-weight-complex="normal"/>
    </style:style>
    <style:style style:name="T78" style:family="text">
      <style:text-properties style:font-name="Times New Roman2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79" style:family="text">
      <style:text-properties style:font-name="Times New Roman2" fo:font-size="12pt" fo:font-style="italic" style:font-size-asian="12pt" style:font-size-complex="12pt" style:font-style-asian="italic" style:font-style-complex="italic" fo:color="#000000" style:font-name-asian="Times New Roman4" style:font-name-complex="Times New Roman4"/>
    </style:style>
    <style:style style:name="T80" style:family="text">
      <style:text-properties fo:color="#000000" style:font-name="Times New Roman2" fo:font-size="12pt" fo:font-weight="normal" fo:font-style="italic" style:font-name-asian="Times New Roman4" style:font-name-complex="Times New Roman4" style:font-size-asian="12pt" style:font-size-complex="12pt" style:font-weight-asian="normal" style:font-weight-complex="normal" style:font-style-asian="italic" style:font-style-complex="italic"/>
    </style:style>
    <style:style style:name="T81" style:family="text">
      <style:text-properties fo:color="#000000" style:font-name="Times New Roman2" fo:font-size="12pt" fo:font-style="italic" style:font-name-asian="Times New Roman4" style:font-name-complex="Times New Roman4" style:font-size-asian="12pt" style:font-size-complex="12pt" style:font-style-asian="italic" style:font-style-complex="italic" fo:font-weight="bold" style:font-weight-asian="bold" style:font-weight-complex="bold"/>
    </style:style>
    <style:style style:name="T82" style:family="text">
      <style:text-properties fo:color="#000000" style:font-name="Times New Roman2" fo:font-size="12pt" fo:font-style="italic" style:font-name-asian="Times New Roman4" style:font-name-complex="Times New Roman4" style:font-size-asian="12pt" style:font-size-complex="12pt" style:font-style-asian="italic" style:font-style-complex="italic" fo:font-weight="normal" style:font-weight-asian="normal" style:font-weight-complex="normal"/>
    </style:style>
    <style:style style:name="T83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84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85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86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88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89" style:family="text">
      <style:text-properties fo:color="#000000" style:font-name="Times New Roman2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0" style:family="text">
      <style:text-properties fo:color="#000000" style:font-name="Times New Roman2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1" style:family="text">
      <style:text-properties fo:color="#000000" style:font-name="Times New Roman2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2" style:family="text">
      <style:text-properties style:font-name="Times New Roman2"/>
    </style:style>
    <style:style style:name="T93" style:family="text">
      <style:text-properties style:font-name="Times New Roman2" fo:font-weight="bold" style:font-weight-asian="bold" style:font-weight-complex="bold"/>
    </style:style>
    <style:style style:name="T94" style:family="text">
      <style:text-properties fo:color="#000000" style:font-name="Times New Roman2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5" style:family="text">
      <style:text-properties fo:color="#000000"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6" style:family="text">
      <style:text-properties fo:color="#000000"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7" style:family="text">
      <style:text-properties fo:font-size="12pt" style:font-size-asian="12pt" style:font-size-complex="12pt"/>
    </style:style>
    <style:style style:name="T98" style:family="text">
      <style:text-properties fo:font-size="12pt" style:font-size-asian="12pt" style:font-size-complex="12pt" fo:font-weight="bold" style:font-weight-asian="bold" style:font-weight-complex="bold"/>
    </style:style>
    <style:style style:name="T99" style:family="text">
      <style:text-properties fo:color="#000000" style:font-name="Times New Roman2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00" style:family="text">
      <style:text-properties fo:color="#000000" style:font-name="Times New Roman2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01" style:family="text">
      <style:text-properties fo:color="#000000" style:font-name="Times New Roman2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2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0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04" style:family="text">
      <style:text-properties fo:color="#000000" style:font-name="Times New Roman2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5" style:family="text">
      <style:text-properties fo:color="#000000" style:font-name="Times New Roman2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0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7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08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09" style:family="text">
      <style:text-properties fo:color="#000000" style:font-name="Times New Roman2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0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1" style:family="text">
      <style:text-properties style:font-name-asian="Times New Roman" style:font-name-complex="Times New Roman"/>
    </style:style>
    <style:style style:name="T112" style:family="text">
      <style:text-properties style:font-name-asian="Times New Roman" style:font-name-complex="Times New Roman" fo:font-weight="bold" style:font-weight-asian="bold" style:font-weight-complex="bold"/>
    </style:style>
    <style:style style:name="T113" style:family="text">
      <style:text-properties style:font-name="Times New Roman2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14" style:family="text">
      <style:text-properties style:font-name="Times New Roman2"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16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17" style:family="text">
      <style:text-properties style:font-name="Times New Roman2" fo:font-size="12pt" style:font-name-asian="Times New Roman" style:font-name-complex="Times New Roman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18" style:family="text">
      <style:text-properties style:font-name="Times New Roman2" fo:font-size="12pt" style:font-name-asian="Times New Roman" style:font-name-complex="Times New Roman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19" style:family="text">
      <style:text-properties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20" style:family="text">
      <style:text-properties style:font-name-asian="ArialUnicodeMS" style:font-name-complex="ArialUnicodeMS"/>
    </style:style>
    <style:style style:name="T121" style:family="text">
      <style:text-properties style:font-name-asian="ArialUnicodeMS" style:font-name-complex="ArialUnicodeMS" fo:font-weight="bold" style:font-weight-asian="bold" style:font-weight-complex="bold"/>
    </style:style>
    <style:style style:name="T122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24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25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26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27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28" style:family="text">
      <style:text-properties style:font-name="Times New Roman2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29" style:family="text">
      <style:text-properties style:font-name="Times New Roman2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30" style:family="text">
      <style:text-properties style:font-name="Times New Roman2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31" style:family="text">
      <style:text-properties style:font-name="Times New Roman2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32" style:family="text">
      <style:text-properties style:font-name="Times New Roman2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3" style:family="text">
      <style:text-properties style:font-name="Times New Roman2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34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35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36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style="italic" style:font-size-asian="12pt" style:font-size-complex="12pt" style:font-style-asian="italic" style:font-style-complex="italic"/>
    </style:style>
    <style:style style:name="T138" style:family="text">
      <style:text-properties fo:font-weight="bold" style:font-weight-asian="bold" style:font-weight-complex="bold" style:font-name-asian="ArialUnicodeMS" style:font-name-complex="ArialUnicodeMS"/>
    </style:style>
    <style:style style:name="T139" style:family="text">
      <style:text-properties style:font-name-asian="ArialUnicodeMS" style:font-name-complex="ArialUnicodeMS" fo:font-weight="normal" style:font-weight-asian="normal" style:font-weight-complex="normal"/>
    </style:style>
    <style:style style:name="T140" style:family="text">
      <style:text-properties style:font-name-asian="ArialUnicodeMS" style:font-name-complex="ArialUnicodeMS" style:font-name="Times New Roman2" fo:font-size="12pt" style:font-size-asian="12pt" style:font-size-complex="12pt" fo:font-style="italic" style:font-style-asian="italic" style:font-style-complex="italic"/>
    </style:style>
    <style:style style:name="T141" style:family="text">
      <style:text-properties style:font-name="Times New Roman2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142" style:family="text">
      <style:text-properties style:font-name="Times New Roman2" fo:font-size="12pt" style:font-size-asian="12pt" style:font-size-complex="12pt" fo:font-style="italic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43" style:family="text">
      <style:text-properties style:font-name="Times New Roman2" fo:font-size="12pt" style:font-size-asian="12pt" style:font-size-complex="12pt" fo:font-style="italic" style:font-style-asian="italic" style:font-style-complex="italic" style:font-name-asian="ArialUnicodeMS" style:font-name-complex="ArialUnicodeMS"/>
    </style:style>
    <style:style style:name="T144" style:family="text">
      <style:text-properties style:font-name="Times New Roman2" fo:font-size="12pt" style:font-size-asian="12pt" style:font-size-complex="12pt" fo:font-style="italic" style:font-style-asian="italic" style:font-style-complex="italic"/>
    </style:style>
    <style:style style:name="T145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6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47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148" style:family="text">
      <style:text-properties style:font-name="Times New Roman"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49" style:family="text">
      <style:text-properties style:font-name="Times New Roman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50" style:family="text">
      <style:text-properties fo:font-weight="bold" style:font-name-asian="Times New Roman" style:font-name-complex="Times New Roman" style:font-weight-asian="bold" style:font-weight-complex="bold"/>
    </style:style>
    <style:style style:name="T151" style:family="text">
      <style:text-properties style:font-name="Times New Roman2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52" style:family="text">
      <style:text-properties style:font-name="Times New Roman2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53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4" style:family="text">
      <style:text-properties style:font-name="Times New Roman2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5" style:family="text">
      <style:text-properties style:font-name="Times New Roman2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" style:font-name-complex="Times New Roman"/>
    </style:style>
    <style:style style:name="T156" style:family="text">
      <style:text-properties style:font-name="Times New Roman2" fo:font-size="12pt" fo:font-style="italic" style:font-size-asian="12pt" style:font-size-complex="12pt" style:font-style-asian="italic" style:font-style-complex="italic" style:font-name-asian="Times New Roman" style:font-name-complex="Times New Roman" fo:font-weight="bold" style:font-weight-asian="bold" style:font-weight-complex="bold"/>
    </style:style>
    <style:style style:name="T157" style:family="text">
      <style:text-properties style:font-name="Times New Roman2" fo:font-size="12pt" fo:font-style="italic" style:font-size-asian="12pt" style:font-size-complex="12pt" style:font-style-asian="italic" style:font-style-complex="italic" fo:font-weight="normal" style:font-name-asian="Times New Roman" style:font-name-complex="Times New Roman" style:font-weight-asian="normal" style:font-weight-complex="normal"/>
    </style:style>
    <style:style style:name="T158" style:family="text">
      <style:text-properties style:font-name="Times New Roman2" style:font-name-asian="Times New Roman2" style:font-name-complex="Times New Roman2"/>
    </style:style>
    <style:style style:name="T159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0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1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style:font-style-complex="italic" style:font-style-asian="italic" fo:font-style="italic"/>
    </style:style>
    <style:style style:name="T162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3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64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5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66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7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8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69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0" style:family="text">
      <style:text-properties style:font-name="Times New Roman2" fo:font-size="12pt" style:font-size-asian="12pt" style:font-size-complex="12pt" style:font-name-complex="Times New Roman2"/>
    </style:style>
    <style:style style:name="T171" style:family="text">
      <style:text-properties style:font-name="Times New Roman2" fo:font-size="12pt" style:font-size-asian="12pt" style:font-size-complex="12pt" style:font-name-complex="Times New Roman"/>
    </style:style>
    <style:style style:name="T172" style:family="text">
      <style:text-properties style:font-name="Times New Roman2" fo:font-size="12pt" style:font-size-asian="12pt" style:font-size-complex="12pt" style:font-name-complex="Times New Roman2" fo:font-style="italic" style:font-style-complex="italic"/>
    </style:style>
    <style:style style:name="T173" style:family="text">
      <style:text-properties style:font-name="Times New Roman2" fo:font-size="12pt" style:font-size-asian="12pt" style:font-size-complex="12pt" style:font-name-complex="Times New Roman2" fo:font-style="normal" style:font-style-complex="normal"/>
    </style:style>
    <style:style style:name="T174" style:family="text">
      <style:text-properties style:font-name="Times New Roman2" fo:font-size="12pt" style:font-name-complex="Times New Roman2" style:font-size-asian="12pt" style:font-size-complex="12pt"/>
    </style:style>
    <style:style style:name="T175" style:family="text">
      <style:text-properties style:font-name="Times New Roman2" fo:font-style="italic" style:font-style-complex="italic"/>
    </style:style>
    <style:style style:name="T176" style:family="text">
      <style:text-properties style:font-name="Times New Roman2" fo:font-size="12pt" style:font-name-complex="Times New Roman2" style:font-size-asian="12pt" style:font-size-complex="12pt" fo:font-style="italic" style:font-style-complex="italic"/>
    </style:style>
    <style:style style:name="T177" style:family="text">
      <style:text-properties style:font-name="Times New Roman2" fo:font-size="12pt" style:font-size-asian="12pt" style:font-size-complex="12pt" fo:font-style="normal" style:font-style-complex="normal"/>
    </style:style>
    <style:style style:name="T178" style:family="text">
      <style:text-properties style:font-name="Times New Roman2" fo:font-size="12pt" style:font-size-asian="12pt" style:font-size-complex="12pt" fo:font-style="italic" style:font-style-complex="italic"/>
    </style:style>
    <style:style style:name="T179" style:family="text">
      <style:text-properties fo:font-size="12pt" style:font-size-asian="12pt" style:font-size-complex="12pt" fo:font-style="italic" style:font-style-complex="italic"/>
    </style:style>
    <style:style style:name="T180" style:family="text">
      <style:text-properties style:font-name="Times New Roman" style:font-name-asian="Times New Roman" style:font-name-complex="Times New Roman"/>
    </style:style>
    <style:style style:name="T181" style:family="text">
      <style:text-properties style:font-name="Times New Roman2" style:font-name-complex="Times New Roman2"/>
    </style:style>
    <style:style style:name="T182" style:family="text">
      <style:text-properties style:font-name="Times New Roman2" style:font-name-complex="Times New Roman2" fo:font-style="italic" style:font-style-complex="italic"/>
    </style:style>
    <style:style style:name="T183" style:family="text">
      <style:text-properties style:font-name="Times New Roman2" style:font-name-complex="Times New Roman2" fo:font-weight="normal" fo:font-style="italic" fo:language="en" fo:country="US" style:font-weight-complex="normal" style:font-style-complex="italic"/>
    </style:style>
    <style:style style:name="T184" style:family="text">
      <style:text-properties style:font-name="Times New Roman2" style:font-name-complex="Times New Roman2" fo:font-weight="normal" fo:language="en" fo:country="US" style:font-weight-complex="normal" fo:font-style="normal" style:font-style-complex="normal"/>
    </style:style>
    <style:style style:name="T185" style:family="text">
      <style:text-properties style:font-name="Times New Roman2" style:font-name-complex="Times New Roman2" fo:font-weight="normal" fo:language="en" fo:country="US" style:font-weight-complex="normal" fo:font-style="italic" style:font-style-complex="italic"/>
    </style:style>
    <style:style style:name="T186" style:family="text">
      <style:text-properties style:font-name="Times New Roman2" style:font-name-complex="Times New Roman2" fo:font-weight="normal" fo:language="en" fo:country="US" style:font-weight-complex="normal" fo:font-style="normal" style:font-style-complex="normal" style:font-name-asian="Times New Roman"/>
    </style:style>
    <style:style style:name="T187" style:family="text">
      <style:text-properties style:font-name="Times New Roman2" style:font-name-complex="Times New Roman2" fo:font-size="12pt" style:font-size-asian="12pt" style:font-size-complex="12pt"/>
    </style:style>
    <style:style style:name="T188" style:family="text">
      <style:text-properties style:font-name="Times New Roman2" style:font-name-complex="Times New Roman2" fo:font-size="12pt" style:font-size-asian="12pt" style:font-size-complex="12pt" fo:font-style="italic" style:font-style-complex="italic"/>
    </style:style>
    <style:style style:name="T189" style:family="text">
      <style:text-properties style:font-name="Times New Roman2" style:font-name-complex="Times New Roman2" fo:font-size="12pt" style:font-size-asian="12pt" style:font-size-complex="12pt" fo:font-style="normal" style:font-style-complex="normal"/>
    </style:style>
    <style:style style:name="T190" style:family="text">
      <style:text-properties style:font-name-complex="Times New Roman2"/>
    </style:style>
    <style:style style:name="T191" style:family="text">
      <style:text-properties style:font-name-complex="Times New Roman"/>
    </style:style>
    <style:style style:name="T192" style:family="text">
      <style:text-properties style:font-name-complex="Times New Roman2" fo:font-style="italic" style:font-style-complex="italic"/>
    </style:style>
    <style:style style:name="T193" style:family="text">
      <style:text-properties style:font-name-complex="Times New Roman2" fo:font-style="normal" style:font-style-complex="normal"/>
    </style:style>
    <style:style style:name="T194" style:family="text">
      <style:text-properties fo:font-size="12pt" style:font-name-complex="Times New Roman2" style:font-size-asian="12pt" style:font-size-complex="12pt"/>
    </style:style>
    <style:style style:name="T195" style:family="text">
      <style:text-properties fo:font-size="12pt" style:font-size-asian="12pt" style:font-size-complex="12pt" style:font-name-complex="Times New Roman"/>
    </style:style>
    <style:style style:name="T196" style:family="text">
      <style:text-properties fo:font-size="12pt" style:font-size-asian="12pt" style:font-size-complex="12pt" style:font-name-complex="Times New Roman" fo:font-style="italic" style:font-style-complex="italic"/>
    </style:style>
    <style:style style:name="T197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2" style:font-size-asian="12pt" style:font-size-complex="12pt"/>
    </style:style>
    <style:style style:name="T198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2" style:font-size-asian="12pt" style:font-size-complex="12pt" style:use-window-font-color="true" fo:font-style="italic" style:font-style-complex="italic"/>
    </style:style>
    <style:style style:name="T199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2" style:font-size-asian="12pt" style:font-size-complex="12pt" style:use-window-font-color="true"/>
    </style:style>
    <style:style style:name="T200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1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02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6">erranen d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59">(22) [prospective participle + </text:span><text:span text:style-name="T3">izan + te/ke</text:span><text:span text:style-name="T2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54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0">Bernat. 1980 </text:span><text:span text:style-name="T171">[1545]</text:span><text:span text:style-name="T170">. </text:span><text:span text:style-name="T172">Linguae vasconum primitiae</text:span><text:span text:style-name="T173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54">ko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54">ahal</text:span>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54">ahal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4">Leizarraga, Joanes. 1990 </text:span><text:span text:style-name="T171">[</text:span><text:span text:style-name="T170">1571</text:span><text:span text:style-name="T171">]</text:span><text:span text:style-name="T170">. </text:span><text:span text:style-name="T172">Iesus Christ gure iaunaren testamentu berria, Othoitza ecclesiasticoen forma,Catechismea, Kalendrera, ABC edo christinoen instructionea</text:span><text:span text:style-name="T173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6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92">Arriolabengoa, Julen. 2006. </text:span><text:span text:style-name="T175">Ibarguen-Cachopín kronika: Edizioa eta azterketa</text:span><text:span text:style-name="T92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74">Urkixo, Julio. 1919. </text:span><text:span text:style-name="T176">El refranero vasco</text:span><text:span text:style-name="T174">, vol. I: </text:span><text:span text:style-name="T176">Los refranes de Garibay</text:span><text:span text:style-name="T174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77">Betolazaren “Doctrina christiana”. </text:span><text:span text:style-name="T178">Euskera</text:span><text:span text:style-name="T177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77">Betolazaren “Doctrina christiana”. </text:span><text:span text:style-name="T178">Euskera</text:span><text:span text:style-name="T177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77">Betolazaren “Doctrina christiana”. </text:span><text:span text:style-name="T178">Euskera</text:span><text:span text:style-name="T177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79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79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79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79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79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Conçebitu ninçan</text:span> maldadeetam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80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3">Jusga</text:span><text:span text:style-name="T54"> </text:span><text:span text:style-name="T55">çinçaenac</text:span><text:span text:style-name="T56"> vençutu çinçan</text:span>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80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57">Çuen causaz arçaiten dogun azquero, çuec bere </text:span><text:span text:style-name="T58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59">Espilu arrtan </text:span><text:span text:style-name="T60">mira çatez </text:span><text:span text:style-name="T61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2">Gura doçun ni </text:span><text:span text:style-name="T63">enplea nadin</text:span><text:span text:style-name="T62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, bada, obato </text:span><text:span text:style-name="T65">erregidu</text:span><text:span text:style-name="T64"> cegati </text:span><text:span text:style-name="T65">çan</text:span><text:span text:style-name="T64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6">isasi</text:span> ez <text:span text:style-name="T6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6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6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6">Arren, Sirena, ene bioça, </text:span><text:span text:style-name="T67">suplicaetan nachaçu</text:span><text:span text:style-name="T66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 ala eguin eben, cegaiti, biaramunean, Ascanio erechan guiçon aberaspategaz</text:span><text:span text:style-name="T65"> jarri çan</text:span><text:span text:style-name="T64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68">serviduco çaut</text:span><text:span text:style-name="T69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0">suplicaetan nachazu</text:span><text:span text:style-name="T34"> deguioçula oy Silverori </text:span><text:span text:style-name="T71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Nachaçu suplicaetan</text:span><text:span text:style-name="T64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Quen çatez</text:span><text:span text:style-name="T64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ia, </text:span><text:span text:style-name="T65">quen aquit</text:span><text:span text:style-name="T64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Suplicaetan nachaçu</text:span><text:span text:style-name="T74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Quen aquit </text:span><text:span text:style-name="T74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, an elduric,</text:span><text:span text:style-name="T65"> jarri citecen</text:span><text:span text:style-name="T64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4">Belarico jarri cirean; </text:span><text:span text:style-name="T34">laster </text:span><text:span text:style-name="T70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0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6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0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64">Badanic bere, jaquin eguiçu oyta </text:span><text:span text:style-name="T65">naxala fundadu</text:span><text:span text:style-name="T64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6"> </text:span><text:span text:style-name="T75">jarri guinean</text:span><text:span text:style-name="T69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69">oen gañean </text:span><text:span text:style-name="T76">jasarri cidin</text:span><text:span text:style-name="T69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69"> </text:span>Flora oy encerraduric, <text:span text:style-name="T69">cerren bertati </text:span><text:span text:style-name="T76">jarri cirean</text:span><text:span text:style-name="T69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6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gun baten, bada, Silvero eta Silvia, Doristeo ta Sirena, lauoc batera nor bere ardiaquin joacela, </text:span><text:span text:style-name="T65">topadu cirean</text:span><text:span text:style-name="T64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6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6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64">Bada bere, nai ez neuque, </text:span>mundu guztiagaitirren, <text:span text:style-name="T69">çuregaz ene secretoa </text:span><text:span text:style-name="T6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69">oy ez</text:span><text:span text:style-name="T76">ta</text:span><text:span text:style-name="T69"> cerren </text:span><text:span text:style-name="T76">ecusi</text:span><text:span text:style-name="T69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6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6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3">Il nadin</text:span><text:span text:style-name="T54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6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c, ecusiric çala Sirena enojadu, escuetan eucan arpea iramo eben, ain furia andiaz ece utra pedaçu asco </text:span><text:span text:style-name="T65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On ez derechun azquero, nic prometietan deusut ece laster </text:span><text:span text:style-name="T65">osatu çatezqueala</text:span><text:span text:style-name="T64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Jaicoari </text:span><text:span text:style-name="T65">nai</text:span><text:span text:style-name="T64"> eç </text:span><text:span text:style-name="T65">daquiola</text:span><text:span text:style-name="T64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7">Nachaçu suplicaetan</text:span><text:span text:style-name="T64"> </text:span><text:span text:style-name="T65">nay daquiçula</text:span><text:span text:style-name="T64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2">Dacusqueçun </text:span><text:span text:style-name="T64">gauçagayti ez beguioc espilurean quendu, cegayti bertati </text:span><text:span text:style-name="T65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8">suplicaetan liçatela</text:span><text:span text:style-name="T34"> </text:span><text:span text:style-name="T70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Çuen causaz arçaiten dogun azquero, çuec bere </text:span><text:span text:style-name="T65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79">çuc ni gaxqui tratadu arren </text:span><text:span text:style-name="T34">oy ni </text:span><text:span text:style-name="T70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Ni aren minez </text:span><text:span text:style-name="T65">ilte ninçan</text:span><text:span text:style-name="T64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6">t</text:span><text:span text:style-name="T13">[</text:span><text:span text:style-name="T6">o</text:span><text:span text:style-name="T13">]</text:span><text:span text:style-name="T6">padu</text:span> <text:span text:style-name="T6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6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Orduan </text:span><text:span text:style-name="T81">acordaduco çara</text:span><text:span text:style-name="T82"> </text:span><text:span text:style-name="T78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6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6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54">Nafarroco visorey jauna</text:span><text:span text:style-name="T13">[</text:span><text:span text:style-name="T54">c</text:span><text:span text:style-name="T13">]</text:span><text:span text:style-name="T54"> eta Corte eta Conselluan </text:span><text:span text:style-name="T55">vear</text:span><text:span text:style-name="T54"> </text:span><text:span text:style-name="T55">çuen juzgatu</text:span><text:span text:style-name="T56"> eta ez çuen governadorec eta juezec</text:span></text:p>
          </table:table-cell>
          <table:table-cell table:style-name="ce13" office:value-type="string" calcext:value-type="string">
            <text:p>Etxart-Ros letters (1616<text:span text:style-name="T158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78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3">Informatu niz</text:span><text:span text:style-name="T54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58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78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3">Bitartean, </text:span><text:span text:style-name="T84">obligatu naicen </text:span><text:span text:style-name="T85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74">Krajewska, Dorota, Eneko Zuloaga, Ekaitz Santazilia, Borja Ariztimuño, Oxel Uribe-Etxebarria &amp; Urtzi Reguero. 2017. </text:span><text:span text:style-name="T176">Esteve Materraren Do(c)trina Christiana (1617 &amp; 1623): edizioa eta azterketa</text:span><text:span text:style-name="T174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6">Finean, </text:span><text:span text:style-name="T87">gueuretçat </text:span><text:span text:style-name="T88">beçala haren alderacotçat-ere </text:span><text:span text:style-name="T58">gobernatuco gar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74">Krajewska, Dorota, Eneko Zuloaga, Ekaitz Santazilia, Borja Ariztimuño, Oxel Uribe-Etxebarria &amp; Urtzi Reguero. 2017. </text:span><text:span text:style-name="T176">Esteve Materraren Do(c)trina Christiana (1617 &amp; 1623): edizioa eta azterketa</text:span><text:span text:style-name="T174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Orduan sartcen gara eliçan, eta </text:span><text:span text:style-name="T90">eguiten gara </text:span><text:span text:style-name="T91">gai parabisuco loriaren ardietsteco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74">Krajewska, Dorota, Eneko Zuloaga, Ekaitz Santazilia, Borja Ariztimuño, Oxel Uribe-Etxebarria &amp; Urtzi Reguero. 2017. </text:span><text:span text:style-name="T176">Esteve Materraren Do(c)trina Christiana (1617 &amp; 1623): edizioa eta azterketa</text:span><text:span text:style-name="T174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6">eguyten diré</text:span> hagñys?</text:p>
          </table:table-cell>
          <table:table-cell table:style-name="ce13" office:value-type="string" calcext:value-type="string">
            <text:p><text:span text:style-name="T159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81">Lakarra, Joseba A. 1999. </text:span><text:span text:style-name="T182">L’Interprect ou traduction du françois, espagol &amp; basque</text:span><text:span text:style-name="T181"> (~ 1620): II. Elkarrizketak. </text:span><text:span text:style-name="T183">International Journal of Basque Linguistics and Philology </text:span><text:span text:style-name="T184">[</text:span><text:span text:style-name="T185">ASJU</text:span><text:span text:style-name="T184">] 33(2). 493</text:span><text:span text:style-name="T186">–</text:span><text:span text:style-name="T184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92">ê naiçenarenganyq eçen </text:span><text:span text:style-name="T93">beguyratoco nais</text:span><text:span text:style-name="T92"> fidatcen ez naiçenarenganyq</text:span></text:p>
          </table:table-cell>
          <table:table-cell table:style-name="ce13" office:value-type="string" calcext:value-type="string">
            <text:p><text:span text:style-name="T159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81">Lakarra, Joseba A. 1999. </text:span><text:span text:style-name="T182">L’Interprect ou traduction du françois, espagol &amp; basque</text:span><text:span text:style-name="T181"> (~ 1620): II. Elkarrizketak. </text:span><text:span text:style-name="T183">International Journal of Basque Linguistics and Philology </text:span><text:span text:style-name="T184">[</text:span><text:span text:style-name="T185">ASJU</text:span><text:span text:style-name="T184">] 33(2). 493</text:span><text:span text:style-name="T186">–</text:span><text:span text:style-name="T184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59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81">Lakarra, Joseba A. 1999. </text:span><text:span text:style-name="T182">L’Interprect ou traduction du françois, espagol &amp; basque</text:span><text:span text:style-name="T181"> (~ 1620): II. Elkarrizketak. </text:span><text:span text:style-name="T183">International Journal of Basque Linguistics and Philology </text:span><text:span text:style-name="T184">[</text:span><text:span text:style-name="T185">ASJU</text:span><text:span text:style-name="T184">] 33(2). 493</text:span><text:span text:style-name="T186">–</text:span><text:span text:style-name="T184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4">Hau nola den obequiago adiceco bearda jaquin nola Mezan daucagun presentean Iaungoycoaren Semea guizon eguincena, ceyn </text:span><text:span text:style-name="T95">concebitu yçandubaytçen</text:span><text:span text:style-name="T96"> Andre dona Mariaren sabelean Espiritu sanduaren obras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6">orci yçandu baycen</text:span> gure Iauna munduaren Saluaçalle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6">yll yçandubaycen</text:span> munduaren saluaçalle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6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6">conuertiditecen</text:span>, eta ala barcaceco becatariey veren becatu guciac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6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6">ofrecicendela</text:span> Ayta eternoari gure gatic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6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6">ofrecicenden</text:span> manera mota da diferente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6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6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6">ofrecicedin</text:span> gurutzebatean guregatic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6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4">Errandenetic atracenda lembicicoric ere Meza dela gauçabat ceñetan honrra gueyago ematen bayçayo Iaun goycoari, eta gueyago agradacen çayona eces berce gauça guciac ceren artan </text:span><text:span text:style-name="T95">ofrecicenbayçayo</text:span><text:span text:style-name="T96"> erranden beçala Iesu Christo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6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97">Oray mezan errecebicen, eta </text:span><text:span text:style-name="T98">ofrecicẽdena</text:span><text:span text:style-name="T97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6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6">deycenda</text:span> Amito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6">erratenden</text:span> horos, graciac emandrazquiogun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6">ofrecicen çayon</text:span> sacrificioagatic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6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6">ofrecicen den</text:span> sacrificioa dela auentajatuago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6">bearçayo ofrecitu</text:span> sacrificioa, eta ez yori berceri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6">leycen da</text:span> nola eguincituen Aldareac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6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6">transfiguratu cenean</text:span> auda ene semea onericia ceyn agradacen bayçat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6">erratenden</text:span>oros Sacramentu sandur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6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6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6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6">erranden</text:span> beçala Iesu Christo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6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6">ofrecicen den</text:span> sacrificioa, ayen ycenean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6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6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6">bearçayo ofrecitu</text:span> Iaungoycoari, oroytcengaradela sandues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6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6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6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6">ematençayonean</text:span> ambat contentu nola erran bayt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6">erran bayta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6">bearden</text:span> Mezaco sacrificioa <text:span text:style-name="T6">ofratu</text:span> güero erranend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6">erranenda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6">eguin bearden</text:span> leen Meza ongui ençuteco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6">eguin beardirade</text:span> bi gauz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6">ylcencela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6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6">atrazendela</text:span> Pilatosen echetic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6">eguincedin</text:span> guiçon, eta ofrecicedin gurutzebatean guregatic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6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6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6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6">oroytcengaradela</text:span> sandues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6">oroytcen baycarade</text:span> lurrean</text:p>
          </table:table-cell>
          <table:table-cell table:style-name="ce64" office:value-type="string" calcext:value-type="string">
            <text:p><text:span text:style-name="T160">Beriain’s </text:span><text:span text:style-name="T161">Tratado de como se ha de oyr missa</text:span><text:span text:style-name="T160"> (1621)</text:span></text:p>
          </table:table-cell>
          <table:table-cell table:style-name="ce12" office:value-type="string" calcext:value-type="string">
            <text:p><text:span text:style-name="T187">Beriain, Juan. 1621. </text:span><text:span text:style-name="T188">Tratado de como se ha de oyr missa</text:span><text:span text:style-name="T189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ita prestu ohorezko bat </text:span><text:span text:style-name="T100">hiltzen denean</text:span><text:span text:style-name="T99">, ondotik gelditzen den seme emazurtza, anhitz lekhutan </text:span><text:span text:style-name="T101">da</text:span><text:span text:style-name="T99"> bere aitaren amoreakgatik </text:span><text:span text:style-name="T101">ongi ethorria</text:span><text:span text:style-name="T99"> eta arraiki errezibitu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ita prestu ohorezko bat </text:span><text:span text:style-name="T100">hiltzen denean</text:span><text:span text:style-name="T99">, ondotik gelditzen den seme emazurtza, anhitz lekhutan </text:span><text:span text:style-name="T101">da</text:span><text:span text:style-name="T99"> bere aitaren amoreakgatik </text:span><text:span text:style-name="T100">ongi ethorria</text:span><text:span text:style-name="T99"> eta </text:span><text:span text:style-name="T101">arraiki errezibitu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6">izatu dira</text:span> bethiere, egundainoz gero, erregez <text:span text:style-name="T6">enplegatuak</text:span>, <text:span text:style-name="T6">estimatuak</text:span>, fin eta leial <text:span text:style-name="T6">frogatuak</text:span>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Ordea, zeren ezpaitira hamar bat hi tz edo baizen, hunela diferentki eta bi aldetara </text:span><text:span text:style-name="T101">eskiribatzen direnak</text:span><text:span text:style-name="T99">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ldin </text:span><text:span text:style-name="T101">egin baliz</text:span><text:span text:style-name="T99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Kargatu zituen hanbat manamenduz, sakrifizioz eta zirimonia suertez, hekin batean </text:span><text:span text:style-name="T101">khen zedin</text:span><text:span text:style-name="T99"> hanbat kalteren eta damuren haste eta pitzgarri den alfertasun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Plutarkok egiten du liburu bat, etsaietarik </text:span><text:span text:style-name="T101">atheratzen den</text:span><text:span text:style-name="T99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rrazoin hunengatik </text:span><text:span text:style-name="T101">erran ahal diteke</text:span><text:span text:style-name="T99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rrazoin hunengatik </text:span><text:span text:style-name="T100">erran ahal diteke</text:span><text:span text:style-name="T99">, etzuela egundaino gure Jaungoikoak nahi izatu, </text:span><text:span text:style-name="T101">akhaba zekizten</text:span><text:span text:style-name="T99"> Israeleko seme hei bere etsai guztiak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2">Egin da</text:span><text:span text:style-name="T103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6">etzela</text:span> seme hura bere aitaren faboratzera, beharrean ikhusiagatik ere,<text:span text:style-name="T6"> obligatu izanen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Ordea, nola ezpainin tzen neure buruaz fida, </text:span><text:span text:style-name="T101">desenkusatu nintzen</text:span><text:span text:style-name="T99"> ahal bezanbat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alferrik, zeren hain zinez eta batetan </text:span><text:span text:style-name="T101">lothu zeizkidan</text:span><text:span text:style-name="T99">, non ezetz erraiteko bide guztiak hertsi baitzerauzkidaten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ikhusirik zein gauza guti </text:span><text:span text:style-name="T101">edireiten den</text:span><text:span text:style-name="T99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dakit, halaber, ezin </text:span><text:span text:style-name="T101">heda naitekeiela</text:span><text:span text:style-name="T99"> euskarako minza tze molde guztietar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ez </text:span><text:span text:style-name="T101">naiz</text:span><text:span text:style-name="T99"> ni hargatik </text:span><text:span text:style-name="T101">bekhaiztuko</text:span><text:span text:style-name="T99">, eta ez mutturturik gaitzez jarriko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ez </text:span><text:span text:style-name="T101">naiz</text:span><text:span text:style-name="T99"> ni hargatik </text:span><text:span text:style-name="T100">bekhaiztuko</text:span><text:span text:style-name="T99">, eta ez mutturturik gaitzez </text:span><text:span text:style-name="T101">jarriko</text:span><text:span text:style-name="T99">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nola batbedera bakearekin lohakar tzen, ezansia tzen eta gorpu tzaren plazeretara </text:span><text:span text:style-name="T101">emaiten bait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4">Erran zuen, guztiak desegin, plaundu eta lurrarekin berdindu behar zuela, zeren bere gerla guztiak eta egitekoak hiri hartarik sortzen zeiztela, eta hura deseginez gero, bakean eta soseguan </text:span><text:span text:style-name="T105">jarriko zirel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3">Zeren berehala jendea alferkeriari, jan-edanari, erran- merranei, eta aisiak dakhazkeien gaixtakeria suerte guztiei </text:span><text:span text:style-name="T106">emanen zeiela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6">jarri ziren</text:span> bere ustez bakean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6">begiratu zel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6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6">etzaika</text:span> goroldiorik <text:span text:style-name="T6">lotzen</text:span>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6">ostatatzen da</text:span> deabrua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6">zentzatu nintzen</text:span> bertzeren gainean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6">manaia bedi</text:span>, eta halatan izanen du bere eta bertzeren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6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6"> jartzen da</text:span>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6">baratzen da</text:span>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6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6">gobernatzen diren</text:span> erleak elkharren artean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6">emaiten da</text:span> aditzera zenbat kalte egiten duen luzamendutan ibiltzeak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07">Bigarrenean kidatzen </text:span><text:span text:style-name="T108">da</text:span><text:span text:style-name="T107">, eta </text:span><text:span text:style-name="T108">aitzinatzen</text:span><text:span text:style-name="T107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6">egin zait</text:span> niri ere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Eta kolpea hu ts egin bada ere, </text:span><text:span text:style-name="T101">eztela</text:span><text:span text:style-name="T99"> zure faltaz edo zu hartako ez gai izanez </text:span><text:span text:style-name="T101">huts egin</text:span><text:span text:style-name="T99">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 ere </text:span><text:span text:style-name="T101">eskiribatuko baita</text:span><text:span text:style-name="T99"> euskaraz, hura guztia, euskaldunen buruzagi bezala, zuri dagotzula, zuri </text:span><text:span text:style-name="T100">zor zaitzul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 ere </text:span><text:span text:style-name="T100">eskiribatuko baita</text:span><text:span text:style-name="T99"> euskaraz, hura guztia, euskaldunen buruzagi bezala, zuri dagotzula, zuri </text:span><text:span text:style-name="T101">zor zaitzul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Ediren bedi</text:span><text:span text:style-name="T99"> liburutto hunetan, Echaus eta Echausen omena eta izen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Konpainia berean galdegin zen berehala, ea nori </text:span><text:span text:style-name="T101">emanen zeikan</text:span><text:span text:style-name="T99"> liburuaren egiteko kargu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ikhusirik zein gauza guti </text:span><text:span text:style-name="T101">edireiten den</text:span><text:span text:style-name="T99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Enseiukarrean bezala </text:span><text:span text:style-name="T101">egiten diren</text:span><text:span text:style-name="T99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6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6">egiten den </text:span>liburuaren lehen partea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Pilare, harroin edo thonba laur kantoinetako gora ail txatu batzuk, </text:span><text:span text:style-name="T101">egin ahal zitezkeien</text:span><text:span text:style-name="T99"> gorenak, ondoan zabal eta puntan mehar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etsaien artean garenean, </text:span><text:span text:style-name="T101">behar dira</text:span><text:span text:style-name="T99"> buru-beharriak </text:span><text:span text:style-name="T101">ernatu</text:span><text:span text:style-name="T99">, zer egiten eta erraiten den behatu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6">egin baledi</text:span>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6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6">erraiten zela</text:span> ezen alferra zela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6">edireiten zela</text:span> ez aithortzeagatik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6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6">emaiten zaitza</text:span> eskuak trabailatzeko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6">erabiltzen dena</text:span>?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6">etzaika</text:span> zerrenik <text:span text:style-name="T6">egiten</text:span>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6">ikhasten da</text:span> gaizki egiten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6">ediren eztitekeienik</text:span>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01">hersten zaiztel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54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6">hersten</text:span> eta <text:span text:style-name="T6">idekitzen da</text:span>, aise alde batera eta bertzera erabiltzen da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6">erabiltzen da</text:span>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ita prestu ohorezko bat </text:span><text:span text:style-name="T101">hiltzen denean</text:span><text:span text:style-name="T99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Pisistrato Atenasko tirano gaixto hark ikhusi zuenean plaza guztia jende alferrez bethea, eta hetarik anhi tz malizia eta pensu gaixto </text:span><text:span text:style-name="T101">sor zitekeiela</text:span><text:span text:style-name="T99">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3">Erran zuen, guztiak desegin, plaundu eta lurrarekin berdindu behar zuela, zeren bere gerla guztiak eta egitekoak hiri hartarik </text:span><text:span text:style-name="T106">sortzen zeiztela</text:span><text:span text:style-name="T110">, eta hura deseginez gero, bakean eta soseguan jarriko zirel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6">sorthuko zeiela</text:span>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6">sortzen da</text:span> trabailuko, eta hegaztina aireko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6">bethatzen garen</text:span>?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6">sor liteke</text:span> bihi hura, buztan liteke, belhar bihur liteke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6">bihur liteke</text:span>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6">sortzen den</text:span> gerotik gerora ibiltzea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6">fintzen direl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6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6">bethetzen diren</text:span> bezala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6">sortzen baitira</text:span> gaixtakeriak 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6">gelditzen da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, ordea, joan zara; lekhuz </text:span><text:span text:style-name="T101">aldatu zara</text:span><text:span text:style-name="T99">; hemengo aldia egin duzu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anhitz moldez eta diferentki </text:span><text:span text:style-name="T101">minzatzen baitira</text:span><text:span text:style-name="T99"> Euskal Herrian 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Hari eskerrak errenda ia tzo tzu, eta nitzaz ere othoitz egiteaz, arren othoi, </text:span><text:span text:style-name="T101">orhoit zaitezi</text:span></text:p>
          </table:table-cell>
          <table:table-cell table:style-name="ce64" office:value-type="string" calcext:value-type="string">
            <text:p><text:span text:style-name="T162">Axular’s </text:span><text:span text:style-name="T163">Gero</text:span><text:span text:style-name="T160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11">Emaztearen gaitzez </text:span><text:span text:style-name="T112">xikira zedina </text:span><text:span text:style-name="T111">adarreki </text:span><text:span text:style-name="T112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table:style-name="ce11" office:value-type="string" calcext:value-type="string">
            <text:p><text:span text:style-name="T190">Oihenart, Arnaud. 2003 </text:span><text:span text:style-name="T191">[1657]</text:span><text:span text:style-name="T190">. </text:span><text:span text:style-name="T192">Euskal atsotitzak eta neurtitzak</text:span><text:span text:style-name="T193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13">Emaztearen gaitzez </text:span><text:span text:style-name="T114">xikira zedina </text:span><text:span text:style-name="T113">adarreki </text:span><text:span text:style-name="T114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4">Oihenart, Arnaud. 2003 </text:span><text:span text:style-name="T171">[1657]</text:span><text:span text:style-name="T170">. </text:span><text:span text:style-name="T172">Euskal atsotitzak eta neurtitzak</text:span><text:span text:style-name="T173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4">Oihenart, Arnaud. 2003 </text:span><text:span text:style-name="T171">[1657]</text:span><text:span text:style-name="T170">. </text:span><text:span text:style-name="T172">Euskal atsotitzak eta neurtitzak</text:span><text:span text:style-name="T173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4">Oihenart, Arnaud. 2003 </text:span><text:span text:style-name="T171">[1657]</text:span><text:span text:style-name="T170">. </text:span><text:span text:style-name="T172">Euskal atsotitzak eta neurtitzak</text:span><text:span text:style-name="T173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4">Oihenart, Arnaud. 2003 </text:span><text:span text:style-name="T171">[1657]</text:span><text:span text:style-name="T170">. </text:span><text:span text:style-name="T172">Euskal atsotitzak eta neurtitzak</text:span><text:span text:style-name="T173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4">Oihenart, Arnaud. 2003 </text:span><text:span text:style-name="T171">[1657]</text:span><text:span text:style-name="T170">. </text:span><text:span text:style-name="T172">Euskal atsotitzak eta neurtitzak</text:span><text:span text:style-name="T173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4">Oihenart, Arnaud. 2003 </text:span><text:span text:style-name="T171">[1657]</text:span><text:span text:style-name="T170">. </text:span><text:span text:style-name="T172">Euskal atsotitzak eta neurtitzak</text:span><text:span text:style-name="T173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90">Oihenart, Arnaud. 2003 </text:span><text:span text:style-name="T191">[1657]</text:span><text:span text:style-name="T190">. </text:span><text:span text:style-name="T192">Euskal atsotitzak eta neurtitzak</text:span><text:span text:style-name="T193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90">Oihenart, Arnaud. 2003 </text:span><text:span text:style-name="T191">[1657]</text:span><text:span text:style-name="T190">. </text:span><text:span text:style-name="T192">Euskal atsotitzak eta neurtitzak</text:span><text:span text:style-name="T193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6">Eznun mintzatze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90">Oihenart, Arnaud. 2003 </text:span><text:span text:style-name="T191">[1657]</text:span><text:span text:style-name="T190">. </text:span><text:span text:style-name="T192">Euskal atsotitzak eta neurtitzak</text:span><text:span text:style-name="T193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6">mintzatzen baita</text:span></text:p>
          </table:table-cell>
          <table:table-cell table:style-name="ce8" office:value-type="string" calcext:value-type="string">
            <text:p>Pouvreau’s <text:span text:style-name="T54">Brief works</text:span> (1859)</text:p>
          </table:table-cell>
          <table:table-cell office:value-type="string" calcext:value-type="string">
            <text:p>Pouvreau, Sylvain. 1892 [1659]. <text:span text:style-name="T54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6">Den</text:span> Kristina <text:span text:style-name="T6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54">Deboten brebiarioa</text:span> (1665)</text:p>
          </table:table-cell>
          <table:table-cell office:value-type="string" calcext:value-type="string">
            <text:p>Argainaratz, Pierre. 1910 [1665]. <text:span text:style-name="T54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6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64">Tartas’ </text:span><text:span text:style-name="T165">Onsa hilceco bidia</text:span><text:span text:style-name="T166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78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6">mintzatzen balira</text:span> bezala</text:p>
          </table:table-cell>
          <table:table-cell table:style-name="ce46" office:value-type="string" calcext:value-type="string">
            <text:p><text:span text:style-name="T164">Tartas’ </text:span><text:span text:style-name="T165">Onsa hilceco bidia</text:span><text:span text:style-name="T166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78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6">mintzatu zen</text:span> Erregiari gisa huntan</text:p>
          </table:table-cell>
          <table:table-cell table:style-name="ce46" office:value-type="string" calcext:value-type="string">
            <text:p><text:span text:style-name="T164">Tartas’ </text:span><text:span text:style-name="T165">Onsa hilceco bidia</text:span><text:span text:style-name="T166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78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6">mintzatu zela</text:span> Errege hari gisa huntan</text:p>
          </table:table-cell>
          <table:table-cell table:style-name="ce46" office:value-type="string" calcext:value-type="string">
            <text:p><text:span text:style-name="T164">Tartas’ </text:span><text:span text:style-name="T165">Onsa hilceco bidia</text:span><text:span text:style-name="T166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78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6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64">Tartas’ </text:span><text:span text:style-name="T165">Onsa hilceco bidia</text:span><text:span text:style-name="T166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78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6">mintzatuko </text:span><text:span text:style-name="T12">othe</text:span><text:span text:style-name="T6"> natzaio</text:span> ene Iaunari?</text:p>
          </table:table-cell>
          <table:table-cell table:style-name="ce46" office:value-type="string" calcext:value-type="string">
            <text:p>Pouvreau’s <text:span text:style-name="T54">Iesus-Christen imitacionea</text:span> (1669)</text:p>
          </table:table-cell>
          <table:table-cell table:style-name="ce12" office:value-type="string" calcext:value-type="string">
            <text:p>Pouvreau, Sylvain. 1669. <text:span text:style-name="T54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6">mintzatuko diren</text:span> guziak gezurtarazitzeagatik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6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6">zen mintzatu</text:span>?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6">Zenean mintzatu</text:span>?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6">izatu zen</text:span> Haren bihotza <text:span text:style-name="T6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6">zaio mintzatzen</text:span>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6">mintza zaite</text:span> Eta konsola detzatzu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6">mintzatzen zaio</text:span>, Eta gu gaitu beiratzen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15">Amor, ni </text:span><text:span text:style-name="T116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78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3">Escuara, eta escualdunac </text:span><text:span text:style-name="T114">mespreciatuac</text:span><text:span text:style-name="T113">, eta </text:span><text:span text:style-name="T114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78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3">Verthutea deitcen da verthute, ceren bere indarrez</text:span><text:span text:style-name="T7"> […] </text:span><text:span text:style-name="T117">ezbaita bentçutua </text:span><text:span text:style-name="T118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78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9">Consolatcen naiz</text:span><text:span text:style-name="T115">, ceren iduritcen baitçait asqui eguin dudala bederen ondocoei perfecinorateco</text:span><text:span text:style-name="T116"> </text:span><text:span text:style-name="T115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78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9">Sarthu cen </text:span><text:span text:style-name="T115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78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3">Guerla hunetan </text:span><text:span text:style-name="T114">hil ciren </text:span><text:span text:style-name="T113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78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6">santificatua izanbidi</text:span> ceure icena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6">concebitu zan</text:span> Espiritu Santuaren obraz, ta virtutez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6">izandu zan</text:span> <text:span text:style-name="T6">crucificatua</text:span>, <text:span text:style-name="T6">illa</text:span>, eta <text:span text:style-name="T6">sepultatu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6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20">Cerren, guizon guciac </text:span><text:span text:style-name="T121">concebitcen</text:span><text:span text:style-name="T120">, eta </text:span>jayotcen <text:span text:style-name="T6">badira</text:span> <text:span text:style-name="T120">ere aitagandic, </text:span>eta <text:span text:style-name="T120">amagandic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6">eguin izandu zala</text:span> MARIA Virginaren sabel virginalean Espiritu Santuaren obraz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6">sinistua izan dadin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22">Acusatcen naiz </text:span><text:span text:style-name="T85">seigarren mandamentuan, pecatu eguin dedal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3">Ciñatcen</text:span><text:span text:style-name="T83">, eta </text:span><text:span text:style-name="T84">santiguatcen gueradenean </text:span><text:span text:style-name="T85">confessatcen ditugu gueure fedè santuco mysterioaetan principalenac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4">Jesu-Christo bera, ceña </text:span><text:span text:style-name="T84">ofrecitcen zayon</text:span><text:span text:style-name="T125"> </text:span><text:span text:style-name="T126">altare santuan bere aita eternoari gueure remedioraco, crutce santuan </text:span><text:span text:style-name="T127">ofrecitu citzaion </text:span><text:span text:style-name="T126">becel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8">Jesu-Christo bera, ceña </text:span><text:span text:style-name="T129">ofrecitcen zayon </text:span><text:span text:style-name="T130">altare santuan bere aita eternoari gueure remedioraco, crutce santuan </text:span><text:span text:style-name="T131">ofrecitu citzaion</text:span><text:span text:style-name="T132"> </text:span><text:span text:style-name="T133">becel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3">Culpaz eduqui baceban ignorantcia, </text:span><text:span text:style-name="T84">eztcebala disculpatu </text:span><text:span text:style-name="T85">ignorantcia orrec culpa içatetic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3">Bere pecatuaz </text:span><text:span text:style-name="T84">alabatu </text:span><text:span text:style-name="T85">ote </text:span><text:span text:style-name="T84">dan </text:span><text:span text:style-name="T85">iñoren aurrean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4">Bere vorondatez </text:span><text:span text:style-name="T134">loitu</text:span><text:span text:style-name="T135"> ote </text:span><text:span text:style-name="T134">dan</text:span><text:span text:style-name="T135">, edo procuratu ote deban </text:span><text:span text:style-name="T127">bere burua </text:span><text:span text:style-name="T126">loitce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3">Eta fiatu ote dan jaungoicoaren misericordian, sinisturic </text:span><text:span text:style-name="T84">salvatuco dala </text:span><text:span text:style-name="T85">aren medioz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36">Explicatcen naiz </text:span><text:span text:style-name="T137">clarecia gueiagoraco exemplo onequin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6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6">salvatuco naizan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6">salvatu guindecen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6">salvatu</text:span> ote <text:span text:style-name="T6">dite</text:span>, eta juan gloriara, Eleiza Ama santuaren semerican baicen besteric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6">eguiten diraden</text:span> aentzat baicen ez dago salvacioric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6">da salvatcen</text:span>, eta ecin arquitu ere daique salvaciori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6">eguiten da</text:span>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6">eguiten zate</text:span> advertencia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6">arquitcen dan</text:span> Doctrina, da guchienez persona bacoitzac bere animaren salvacioraco jaquin bear debana, <text:span text:style-name="T120">eta iracatsi bear zatena aurray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20">eta </text:span><text:span text:style-name="T121">iracatsi bear zatena</text:span><text:span text:style-name="T120"> aurray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6">estimatu bear dan</text:span> virtutea, eta nola seguitu bear zaion virtuteco videari, Cerura juateco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Onez ofetean.emen entzutera </text:span><text:span text:style-name="T121">ematen </text:span><text:span text:style-name="T6">dan</text:span> <text:span text:style-name="T120">gauza </text:span>da, ezen, asco <text:span text:style-name="T120">importaduco baleb erê memoriaz icastea Cartilla onetan euscaraz escrivituric </text:span>digean <text:span text:style-name="T120">guzti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6">arquitcen diraden</text:span> Cartilla onen bostgarren, eta seigarren capituluet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Eguinbidi</text:span> ceure vorondatea, nola Ceruan, àla lurre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Yracasten zayo</text:span> Christauvari nori zor dion bere Christautasuna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6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6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6">eguiten danean</text:span>, itz santu oriec esanaz bate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6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Beatz andi oniri, inclinaturic </text:span>juntatcen, <text:span text:style-name="T120">edo </text:span><text:span text:style-name="T121">arritmatcen zavon</text:span><text:span text:style-name="T120"> urreneco beatz onetan aditcera ematenda Christoren naturaleza </text:span>humana <text:span text:style-name="T120">edo guizontasun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Beatz andi oniri, inclinaturic </text:span>juntatcen, <text:span text:style-name="T120">edo arritmatcen zavon urreneco beatz onetan aditcera </text:span><text:span text:style-name="T121">ematenda</text:span><text:span text:style-name="T120"> Christoren naturaleza </text:span>humana <text:span text:style-name="T120">edo guizontasun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6">reducitzen dà</text:span> Christauvac jaquin bear deban Doctrina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Explicatcen dirade</text:span> Credoco Articulu gucia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20">dituzu jaquin, eta ezagutu Credoan </text:span><text:span text:style-name="T121">arquitcen diraden</text:span><text:span text:style-name="T120"> Misteryo, eta Articulu, edo sentencia brebe aec </text:span>guciac'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Onela </text:span>guelditu <text:span text:style-name="T120">ciraden,beguiaquin </text:span><text:span text:style-name="T121">ecusi </text:span><text:span text:style-name="T6">litezquean</text:span>, <text:span text:style-name="T120">eta ecusi ecin litezquean gauza </text:span>guciac <text:span text:style-name="T120">criaturic, edo sorturic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Onela </text:span>guelditu <text:span text:style-name="T120">ciraden,beguiaquin ecusi </text:span>litezquean, <text:span text:style-name="T120">eta </text:span><text:span text:style-name="T121">ecusi</text:span><text:span text:style-name="T120"> ecin </text:span><text:span text:style-name="T121">litezquean</text:span><text:span text:style-name="T120"> gauza </text:span>guciac <text:span text:style-name="T120">criaturic, edo sorturic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Articulu onetan, bada, </text:span><text:span text:style-name="T121">d</text:span><text:span text:style-name="T6">eclaratcen da</text:span>, <text:span text:style-name="T120">Jaun</text:span>goicoaren Semea <text:span text:style-name="T120">cer modu marabillosoan guizon </text:span>eguin <text:span text:style-name="T120">zan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6">eguin izanduçan</text:span> beingoan, batetan edo instante batean bert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Cerren, nola gucietan </text:span><text:span text:style-name="T6">arquitcen </text:span><text:span text:style-name="T138">dan</text:span><text:span text:style-name="T120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Bañan orregatican </text:span>erè, poderioaren <text:span text:style-name="T120">obra guciac </text:span><text:span text:style-name="T121">atribuitcen zaizca</text:span><text:span text:style-name="T120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6">atribuitcen zayo</text:span> Espiritu-Santuari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Modu onetan, </text:span>bada, <text:span text:style-name="T121">explicatcen da</text:span><text:span text:style-name="T120"> Misteryo au clarecia, eta, </text:span>noticia <text:span text:style-name="T120">gueiagoraco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Asco dán adimbat izango dâ lènago </text:span><text:span text:style-name="T121">galdetu diraden</text:span><text:span text:style-name="T120"> iru gauza aec, eta orain galdetuaz, berriro essango dan gauza jaquite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Asco dán adimbat izango dâ lènago </text:span><text:span text:style-name="T139">galdetu diraden</text:span><text:span text:style-name="T120"> iru gauza aec, eta orain galdetuaz, berriro </text:span><text:span text:style-name="T121">essango dan</text:span><text:span text:style-name="T120"> gauza jaquite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Galdetcen zayo</text:span>, bada Christauari: Christo jayo zanean, nola guelditu zan MARIA Ama andrea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6">arquitcen ciraden</text:span> Anima justuac detenituri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6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6">arquituco dirade</text:span> Jesu-Christo Juez Supremo aren presentcian, eta aurre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6">aditcen diráde</text:span>, graciaco estaduan eriotceac mundu onetan arquitu cituan ae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6">aditcen dirade</text:span>, pecatu mortaleco estaduan eriotceac mundu onetan arquitu cituan ae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6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à</text:span> pecatu mortala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6">desseatu</text:span> al <text:span text:style-name="T6">litezquean</text:span> contentu guciaqui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6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Arquitcen</text:span> ote <text:span text:style-name="T6">da</text:span> Eleiza onetan gueuren pecatuen barcacioraco remedioric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6">da</text:span> guelditcen, edo <text:span text:style-name="T6">arquitcen</text:span> oguiaren iruditasuna, edo apariencia, eta oguiaren accidenteac bacarri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6">da aumentatcen</text:span>, eta repartitcen hostia aètara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6">arquitcen dà</text:span>, eta dago Hostia consagratu gucietan igualmente, edo berdi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6">eguin bear diran</text:span>, eta eguingo dir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6">eguingo diran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a</text:span> Acto Fedecoa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da</text:span> Acto Esperantzacoa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a</text:span> Acto Caridadecoa, edo Amoriozco Actoa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6">ematen zayonetic</text:span> obligacio au debaná pecatu mortalaren azpi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Yracasten dà</text:span> cer Oratcio eguin bear degu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6">eguin zala</text:span> Maria Virginaren entraña garbiaet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6">piztuzan</text:span> illen artetic irugarren egune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6">il zanetic</text:span> irugarren egunean resucitatu zana illen arteti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6">resucitatu zana</text:span> illen arteti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0">Trinidade santuco Persona oetatic cein </text:span><text:span text:style-name="T141">eguin </text:span><text:span text:style-name="T142">zan</text:span><text:span text:style-name="T143"> </text:span><text:span text:style-name="T144">guizon?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6">eguin zan</text:span>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5">Articulu onetan, bada, declaratcen da, Jaungoicoaren Semea cer modu marabillosoan guizon </text:span><text:span text:style-name="T146">eguin zan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6">eguin çan</text:span>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6">ilzan</text:span>, cerren Jaungoicoa zan partetic (içanic espiritua) ecin il ceite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6">il ceitean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6">il çanean</text:span> Corputz Santua eta Anima Santua apartadu ote ciraden Divinidadeagandic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6">apartadu</text:span> ote <text:span text:style-name="T6">ciraden</text:span> Divinidadeagandic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6">ciraden</text:span> beiñere <text:span text:style-name="T6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6">apartadu çanean</text:span>, nora jachi çan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6">jachi çan</text:span>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6">zan jaichi</text:span> condenaturic ceuden criatura desdichatu aen lecura, baicican Limbora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6">il zanetic</text:span> sembat garren egunean resucitadu, edo piztu zan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6">piztu zan</text:span>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6">resucitadu zan</text:span> bere poderioz, eta virtutez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resucitadu zan</text:span>? Juntatuaz bere Anima, eta bere Corputza alcarrequi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6">il ceitean</text:span> modu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Resucitadu zanetic</text:span> cembatgarren egunean igo ceban Ceruetara; eta noren virtutez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6">jaichiten</text:span> ote <text:span text:style-name="T6">dà</text:span> Christo hostiara, eta calicera?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6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64">(18) [present participle + </text:span><text:span text:style-name="T165">izan</text:span><text:span text:style-name="T166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6">convertidu zan</text:span> Christoren Corputz viciaren substancian</text:p>
          </table:table-cell>
          <table:table-cell office:value-type="string" calcext:value-type="string">
            <text:p><text:span text:style-name="T167">Otxoa de Arin’s </text:span><text:span text:style-name="T168">Doctrina christianaren explicacioa</text:span><text:span text:style-name="T169"> (1713)</text:span></text:p>
          </table:table-cell>
          <table:table-cell table:style-name="ce9" office:value-type="string" calcext:value-type="string">
            <text:p><text:span text:style-name="T194">Otxoa de Arin, Joseph. 1902 </text:span><text:span text:style-name="T195">[1713]. </text:span><text:span text:style-name="T196">Doctrina christianaren explicacioa</text:span><text:span text:style-name="T195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37">Ni </text:span><text:span text:style-name="T147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8">Beira zaite </text:span><text:span text:style-name="T149">ispilu andian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97">Elizalde, Francisco. 1735. </text:span><text:span text:style-name="T198">Apezendaco dotrina christiana uscáras</text:span><text:span text:style-name="T199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150">icusico zara </text:span><text:span text:style-name="T111">len becala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97">Elizalde, Francisco. 1735. </text:span><text:span text:style-name="T198">Apezendaco dotrina christiana uscáras</text:span><text:span text:style-name="T199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6">acompañatzen dire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97">Elizalde, Francisco. 1735. </text:span><text:span text:style-name="T198">Apezendaco dotrina christiana uscáras</text:span><text:span text:style-name="T199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37">Erreguetan deusugu Andrea, borondate andi euqui ebanagaiti, </text:span><text:span text:style-name="T147">ofrezietan zala </text:span><text:span text:style-name="T137">gugaiti artuten eriozea</text:span></text:p>
          </table:table-cell>
          <table:table-cell office:value-type="string" calcext:value-type="string">
            <text:p>Diego de Urkizu’s <text:span text:style-name="T54">Liburu</text:span> <text:span text:style-name="T54">Virgina Santissimien Errosario Santuena</text:span> (1737)</text:p>
          </table:table-cell>
          <table:table-cell table:style-name="ce9" office:value-type="string" calcext:value-type="string">
            <text:p><text:span text:style-name="T200">Urkizu, Diego de. 1737. </text:span><text:span text:style-name="T201">Virgina Santissimien Errosario Santuena</text:span><text:span text:style-name="T202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51">Señale au ceñatuten dala da </text:span><text:span text:style-name="T131">santiguetan dala </text:span><text:span text:style-name="T152">ondo</text:span></text:p>
          </table:table-cell>
          <table:table-cell table:style-name="ce13" office:value-type="string" calcext:value-type="string">
            <text:p><text:span text:style-name="T159">Arzadun’s </text:span><text:span text:style-name="T3">Doctrina cristianeen esplicacinoa</text:span><text:span text:style-name="T2"> (1738)</text:span></text:p>
          </table:table-cell>
          <table:table-cell table:style-name="ce9" office:value-type="string" calcext:value-type="string">
            <text:p>Arzadun, Martin. 1738. <text:span text:style-name="T54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36">Othoiztua naiz</text:span><text:span text:style-name="T137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3">Eçteçaçula gogorki trata, tentacioniaç </text:span><text:span text:style-name="T147">atacatu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4">Eci eçta bere buria goratcen diana pheretchatu, bena bai </text:span><text:span text:style-name="T155">Jincouaç gora </text:span><text:span text:style-name="T156">eçarri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0">cira</text:span><text:span text:style-name="T34"> eguiaçki </text:span><text:span text:style-name="T157">nitçaç</text:span><text:span text:style-name="T156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56">garhaitu içaten d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150">beguira cite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6">emaiten beitcir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42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 table:number-rows-repeated="10481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UnicodeMS" svg:font-family="ArialUnicodeM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, 'Times New Roman PS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Lodia" style:font-family-generic="roman" style:font-pitch="variable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11T21:06:18.641000000</dc:date>
    <meta:editing-duration>P1DT24M29S</meta:editing-duration>
    <meta:editing-cycles>525</meta:editing-cycles>
    <meta:generator>LibreOffice/7.5.2.2$Windows_X86_64 LibreOffice_project/53bb9681a964705cf672590721dbc85eb4d0c3a2</meta:generator>
    <meta:document-statistic meta:table-count="1" meta:cell-count="5077" meta:object-count="0"/>
  </office:meta>
</office:document-meta>
</file>